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column table:style-name="co2" table:default-cell-style-name="Default"/>
        <table:table-row table:style-name="ro1">
          <table:table-cell table:number-columns-repeated="9"/>
          <table:table-cell office:value-type="string" calcext:value-type="string">
            <text:p>heai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smdis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AVERAGE([.J4:.J8])" office:value-type="float" office:value="9887.5" calcext:value-type="float">
            <text:p>9887,5</text:p>
          </table:table-cell>
          <table:table-cell table:formula="of:=AVERAGE([.K4:.K8])" office:value-type="float" office:value="5796" calcext:value-type="float">
            <text:p>5796</text:p>
          </table:table-cell>
          <table:table-cell table:formula="of:=([.J5]-[.J7])/2" office:value-type="float" office:value="32" calcext:value-type="float">
            <text:p>32</text:p>
          </table:table-cell>
          <table:table-cell table:formula="of:=([.K6]-[.K5])/2" office:value-type="float" office:value="63.5" calcext:value-type="float">
            <text:p>63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formula="of:=[.J2]/[.$N$1]" office:value-type="float" office:value="82.3958333333333" calcext:value-type="float">
            <text:p>82,3958333333333</text:p>
          </table:table-cell>
          <table:table-cell table:formula="of:=[.K2]/[.$N$1]" office:value-type="float" office:value="48.3" calcext:value-type="float">
            <text:p>48,3</text:p>
          </table:table-cell>
        </table:table-row>
        <table:table-row table:style-name="ro1">
          <table:table-cell table:number-columns-repeated="2"/>
          <table:table-cell table:formula="of:=[.E3]/[.G3]" office:value-type="float" office:value="0.000821018062397373" calcext:value-type="float">
            <text:p>0,000821018062397</text:p>
          </table:table-cell>
          <table:table-cell table:formula="of:=[.E3]^(1/2)" office:value-type="float" office:value="7.74596669241483" calcext:value-type="float">
            <text:p>7,7459666924148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3080" calcext:value-type="float">
            <text:p>73080</text:p>
          </table:table-cell>
          <table:table-cell table:number-columns-repeated="2"/>
          <table:table-cell office:value-type="string" calcext:value-type="string">
            <text:p>ih</text:p>
          </table:table-cell>
          <table:table-cell office:value-type="string" calcext:value-type="string">
            <text:p>nm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racc</text:p>
          </table:table-cell>
          <table:table-cell table:formula="of:=2*[.P2]*[.Q2]*[.N2]*10^(-9)" office:value-type="float" office:value="0.00015918875" calcext:value-type="float">
            <text:p>0,00015918875</text:p>
          </table:table-cell>
        </table:table-row>
        <table:table-row table:style-name="ro1">
          <table:table-cell table:number-columns-repeated="9"/>
          <table:table-cell office:value-type="float" office:value="9913" calcext:value-type="float">
            <text:p>9913</text:p>
          </table:table-cell>
          <table:table-cell office:value-type="float" office:value="5770" calcext:value-type="float">
            <text:p>5770</text:p>
          </table:table-cell>
          <table:table-cell table:number-columns-repeated="4"/>
          <table:table-cell office:value-type="string" calcext:value-type="string">
            <text:p>sracc</text:p>
          </table:table-cell>
          <table:table-cell table:formula="of:=[.Q4]*(([.D9]/[.P2])^2+([.D10]/[.Q2])^2+([.N3]/20)^2)^(1/2)" office:value-type="float" office:value="0.00000497009016346541" calcext:value-type="float">
            <text:p>4,97009016346541E-06</text:p>
          </table:table-cell>
        </table:table-row>
        <table:table-row table:style-name="ro1">
          <table:table-cell table:number-columns-repeated="9"/>
          <table:table-cell office:value-type="float" office:value="9904" calcext:value-type="float">
            <text:p>9904</text:p>
          </table:table-cell>
          <table:table-cell office:value-type="float" office:value="5897" calcext:value-type="float">
            <text:p>58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r</text:p>
          </table:table-cell>
          <table:table-cell table:formula="of:=[.C3]*(([.D3]/[.E3])^2+([.F3]/[.G3])^2)^(1/2)" office:value-type="float" office:value="0.000106001549350584" calcext:value-type="float">
            <text:p>0,000106001549351</text:p>
          </table:table-cell>
          <table:table-cell table:number-columns-repeated="5"/>
          <table:table-cell office:value-type="float" office:value="9849" calcext:value-type="float">
            <text:p>9849</text:p>
          </table:table-cell>
          <table:table-cell office:value-type="float" office:value="5820" calcext:value-type="float">
            <text:p>58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zeta</text:p>
          </table:table-cell>
          <table:table-cell table:formula="of:=([.C3]-[.Q4])/((([.D7])^2+([.Q5])^2)^(1/2))" office:value-type="float" office:value="6.23672989026935" calcext:value-type="float">
            <text:p>6,23672989026935</text:p>
          </table:table-cell>
          <table:table-cell office:value-type="string" calcext:value-type="string">
            <text:p>non.acc</text:p>
          </table:table-cell>
          <table:table-cell table:number-columns-repeated="4"/>
          <table:table-cell office:value-type="float" office:value="9884" calcext:value-type="float">
            <text:p>9884</text:p>
          </table:table-cell>
          <table:table-cell office:value-type="float" office:value="5697" calcext:value-type="float">
            <text:p>56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rs</text:p>
          </table:table-cell>
          <table:table-cell table:formula="of:=[.P2]*((([.J2])^(1/2)/[.J2])^2+1/[.N1]^2)^(1/2)" office:value-type="float" office:value="1.07614839663311" calcext:value-type="float">
            <text:p>1,076148396633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ri</text:p>
          </table:table-cell>
          <table:table-cell table:formula="of:=[.P2]*((([.K2])^(1/2)/[.K2])^2+1/[.N1]^2)^(1/2)" office:value-type="float" office:value="1.28171804008944" calcext:value-type="float">
            <text:p>1,28171804008944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formula="of:=EXP(-0.19*3.7)" office:value-type="float" office:value="0.495097780280943" calcext:value-type="float">
            <text:p>0,495097780280943</text:p>
          </table:table-cell>
          <table:table-cell office:value-type="float" office:value="0.53" calcext:value-type="float">
            <text:p>0,5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(0.02)*(0.19*EXP(-0.19*3.7))" office:value-type="float" office:value="0.00188137156506758" calcext:value-type="float">
            <text:p>0,001881371565068</text:p>
          </table:table-cell>
          <table:table-cell office:value-type="float" office:value="0.04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([.E16]-[.D16])/SQRT([.D17]^2+[.E17]^2)" office:value-type="float" office:value="0.871591947111004" calcext:value-type="float">
            <text:p>0,87159194711100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7:38:20.5146514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37:06.663746166</meta:creation-date>
    <dc:date>2019-02-20T23:39:51.263082121</dc:date>
    <meta:editing-duration>PT5H11M22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